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mes Dobson</text:p>
      <text:p text:style-name="P1">David Feinzimer</text:p>
      <text:p text:style-name="P1">Bobby Dergham</text:p>
      <text:p text:style-name="P1">CPSC 386</text:p>
      <text:p text:style-name="P1"/>
      <text:p text:style-name="P1">Super Mario Project requirements:</text:p>
      <text:p text:style-name="P1"/>
      <text:p text:style-name="P1"/>
      <text:p text:style-name="P1">Art: (Bobby)</text:p>
      <text:p text:style-name="P3">Place clouds and background hills<text:line-break/><text:line-break/><text:tab/>Place blocks( question and normal)<text:line-break/><text:line-break/><text:tab/>Render ground<text:line-break/><text:line-break/><text:tab/>Place pipes<text:line-break/><text:line-break/><text:tab/>Place enemies</text:p>
      <text:p text:style-name="P1"><text:tab/>Mario running (3 frames, left and right, plus a frame for sharp turning)</text:p>
      <text:p text:style-name="P3">Mario Jumping(2 frames, left and right, plus a turning frame)</text:p>
      <text:p text:style-name="P3">Mario growing</text:p>
      <text:p text:style-name="P3">Mario shrinking</text:p>
      <text:p text:style-name="P1"><text:tab/>Big Mario(3 more, left and right, plus turning and crouching, 1 frame each)</text:p>
      <text:p text:style-name="P1"><text:tab/>Fire Mario( same as above)</text:p>
      <text:p text:style-name="P1"><text:tab/>Fireball</text:p>
      <text:p text:style-name="P1"><text:tab/>Background(flat blue, plus 3 sizes of cloud, Hills and Bushes)</text:p>
      <text:p text:style-name="P1"><text:tab/>Blocks(question mark and normal)</text:p>
      <text:p text:style-name="P1"><text:tab/>Coins</text:p>
      <text:p text:style-name="P1"><text:tab/>Power ups (mushroom and animated flower)</text:p>
      <text:p text:style-name="P1"><text:tab/>Brick ground(1 tile, repeated across the screen)</text:p>
      <text:p text:style-name="P1"><text:tab/>Pipes(top tile and middle tile, to make varying heights)</text:p>
      <text:p text:style-name="P1"><text:tab/>Goomba walking(2 frames, plus death)</text:p>
      <text:p text:style-name="P1"><text:tab/>Koopa(2 frames + shell)</text:p>
      <text:p text:style-name="P1"><text:soft-page-break/><text:tab/>Mario holding a shell</text:p>
      <text:p text:style-name="P1"><text:tab/>Flag</text:p>
      <text:p text:style-name="P1"><text:tab/>Mario sliding down flag</text:p>
      <text:p text:style-name="P1"><text:tab/>Sewer background</text:p>
      <text:p text:style-name="P1"><text:tab/>Sewer brick tiles</text:p>
      <text:p text:style-name="P1"><text:tab/>Castle</text:p>
      <text:p text:style-name="P1"/>
      <text:p text:style-name="P1">Level Layout:</text:p>
      <text:p text:style-name="P1"><text:tab/>Place clouds and background hills/bushes</text:p>
      <text:p text:style-name="P1"><text:tab/>Place blocks( question and normal)</text:p>
      <text:p text:style-name="P1"><text:tab/>Render ground</text:p>
      <text:p text:style-name="P1"><text:tab/>Place pipes</text:p>
      <text:p text:style-name="P1"><text:tab/>Place enemies</text:p>
      <text:p text:style-name="P1">Coding logic</text:p>
      <text:p text:style-name="P1"><text:tab/>Screen scrolling( once mario hits center)</text:p>
      <text:p text:style-name="P1"><text:tab/>Mario acceleration</text:p>
      <text:p text:style-name="P3">friction physics</text:p>
      <text:p text:style-name="P3">Mario jumping gravity</text:p>
      <text:p text:style-name="P3">Mario jumping but then holding against the jump</text:p>
      <text:p text:style-name="P3">Mario fireball physics</text:p>
      <text:p text:style-name="P3">Mario collision</text:p>
      <text:p text:style-name="P3">Enemy collision</text:p>
      <text:p text:style-name="P3">Enemy movement/ai</text:p>
      <text:p text:style-name="P3">Enemy death</text:p>
      <text:p text:style-name="P3">Enemy gravity</text:p>
      <text:p text:style-name="P3">Power up collision and physics</text:p>
      <text:p text:style-name="P3"><text:soft-page-break/>Mario transforming</text:p>
      <text:p text:style-name="P3">Mario death</text:p>
      <text:p text:style-name="P3">Jumping on shells to make them slide</text:p>
      <text:p text:style-name="P3">Score board</text:p>
      <text:p text:style-name="P3">Enemy scores</text:p>
      <text:p text:style-name="P3">Combo scores</text:p>
      <text:p text:style-name="P3">Timer</text:p>
      <text:p text:style-name="P3">Start of map</text:p>
      <text:p text:style-name="P3">End of map(finish)</text:p>
      <text:p text:style-name="P3">Lives</text:p>
      <text:p text:style-name="P3">Sound Effects</text:p>
      <text:p text:style-name="P3">Music</text:p>
      <text:p text:style-name="P3"/>
      <text:p text:style-name="P4">Classes:</text:p>
      <text:p text:style-name="P3">Main loop</text:p>
      <text:p text:style-name="P3">State manager</text:p>
      <text:p text:style-name="P3">Sound manager</text:p>
      <text:p text:style-name="P3">Visual object manager</text:p>
      <text:p text:style-name="P3">Mario</text:p>
      <text:p text:style-name="P3">Goomba</text:p>
      <text:p text:style-name="P3">koopa</text:p>
      <text:p text:style-name="P3">Map</text:p>
      <text:p text:style-name="P3">Event</text:p>
      <text:p text:style-name="P3">Game object manager(state of mario, lives, etc)</text:p>
      <text:p text:style-name="P3"><text:s/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1" meta:word-count="246" meta:character-count="1589" meta:non-whitespace-character-count="1379"/>
    <meta:generator>LibreOfficeDev/6.0.5.2$Linux_X86_64 LibreOffice_project/</meta:generator>
  </office:meta>
</office:document-meta>
</file>